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2" style:family="paragraph" style:parent-style-name="Standard">
      <style:text-properties fo:font-weight="normal" officeooo:rsid="001ef66c" officeooo:paragraph-rsid="001ef66c" style:font-weight-asian="normal" style:font-weight-complex="normal"/>
    </style:style>
    <style:style style:name="P3" style:family="paragraph" style:parent-style-name="Standard">
      <style:text-properties officeooo:rsid="0017f25a" officeooo:paragraph-rsid="001ee4b9"/>
    </style:style>
    <style:style style:name="P4" style:family="paragraph" style:parent-style-name="Standard">
      <style:text-properties officeooo:rsid="00190881" officeooo:paragraph-rsid="001ee4b9"/>
    </style:style>
    <style:style style:name="P5" style:family="paragraph" style:parent-style-name="Standard">
      <style:text-properties fo:font-weight="bold" officeooo:rsid="000fa9d3" officeooo:paragraph-rsid="001ee4b9" style:font-weight-asian="bold" style:font-weight-complex="bold"/>
    </style:style>
    <style:style style:name="P6" style:family="paragraph" style:parent-style-name="Standard">
      <style:text-properties fo:font-weight="bold" officeooo:rsid="001b0b5f" officeooo:paragraph-rsid="001ee4b9" style:font-weight-asian="bold" style:font-weight-complex="bold"/>
    </style:style>
    <style:style style:name="P7" style:family="paragraph" style:parent-style-name="Standard">
      <style:text-properties officeooo:rsid="001ee4b9" officeooo:paragraph-rsid="001ee4b9"/>
    </style:style>
    <style:style style:name="T1" style:family="text">
      <style:text-properties officeooo:rsid="001b319a"/>
    </style:style>
    <style:style style:name="T2" style:family="text">
      <style:text-properties officeooo:rsid="0008b94b"/>
    </style:style>
    <style:style style:name="T3" style:family="text">
      <style:text-properties officeooo:rsid="000fa9d3"/>
    </style:style>
    <style:style style:name="T4" style:family="text">
      <style:text-properties officeooo:rsid="0020981a"/>
    </style:style>
    <style:style style:name="T5" style:family="text">
      <style:text-properties officeooo:rsid="00221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 hidden layer network</text:p>
      <text:p text:style-name="P3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3">ReLU activation function in all layers,<text:span text:style-name="T2">softsign in the last layer</text:span></text:p>
      <text:p text:style-name="P4">Validation loss after <text:span text:style-name="T3">400 epochs: </text:span></text:p>
      <text:p text:style-name="P5">Learning rate=theoretical LR</text:p>
      <text:p text:style-name="P6">Same random weights initialized for constant and adaptive learning rate schemes</text:p>
      <text:p text:style-name="P1">SGD optimizer</text:p>
      <text:p text:style-name="P1"/>
      <text:p text:style-name="P2">Batch size=<text:span text:style-name="T5">256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2:09:04.726857228</meta:creation-date>
    <dc:date>2019-11-26T22:18:34.733895656</dc:date>
    <meta:editing-duration>PT1M1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3" meta:character-count="415" meta:non-whitespace-character-count="359"/>
  </office:meta>
</office:document-meta>
</file>